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ahier des Charges pour la Création d'un Site Web</text:p>
      <text:p text:style-name="Standard"/>
      <text:p text:style-name="Standard">1. Présentation du projet</text:p>
      <text:p text:style-name="Standard"/>
      <text:p text:style-name="Standard">-Nom du projet : [Nom du site web]</text:p>
      <text:p text:style-name="Standard">-Client : [Nom du client]</text:p>
      <text:p text:style-name="Standard">- Date de création: [Date]</text:p>
      <text:p text:style-name="Standard">- Contexte : Le projet consiste à créer un site web pour [préciser le but du site, par exemple : une entreprise, un blog personnel, un site e-commerce, un site vitrine, etc.].</text:p>
      <text:p text:style-name="Standard">- Objectif : Fournir une plateforme en ligne pour [décrire les objectifs principaux du site, ex: présenter des services, vendre des produits, partager des informations, etc.].</text:p>
      <text:p text:style-name="Standard"/>
      <text:p text:style-name="Standard"/>
      <text:p text:style-name="Standard">2. Périmètre fonctionnel</text:p>
      <text:p text:style-name="Standard"/>
      <text:p text:style-name="Standard">2.1. Pages principales</text:p>
      <text:p text:style-name="Standard">Les pages suivantes devront être présentes sur le site :</text:p>
      <text:p text:style-name="Standard">- Page d'accueil : Introduction au site avec des informations clés et un aperçu des services/produits.</text:p>
      <text:p text:style-name="Standard">- Page À propos : Présentation de l'entreprise ou de la personne, de son histoire, ses valeurs et sa mission.</text:p>
      <text:p text:style-name="Standard">- Page Services/Produits : Détail des services ou produits proposés avec des fiches explicatives.</text:p>
      <text:p text:style-name="Standard">- Page Contact : Formulaire de contact, adresse, téléphone, et plan d'accès (Google Maps).</text:p>
      <text:p text:style-name="Standard">- Blog/Actualités (optionnel) : Espace pour publier des articles, des nouvelles ou des annonces.</text:p>
      <text:p text:style-name="Standard"/>
      <text:p text:style-name="Standard">2.2. Fonctions spécifiques</text:p>
      <text:p text:style-name="Standard">- Formulaire de contact : Avec validation des données, envoi d'email et confirmation de soumission.</text:p>
      <text:p text:style-name="Standard">- Système de gestion de contenu (CMS): Permettre la gestion et la mise à jour des contenus (ajouter, modifier, supprimer des articles, produits, etc.).</text:p>
      <text:p text:style-name="Standard">- Espace client (optionnel) : Un espace sécurisé permettant aux utilisateurs de créer un compte, de gérer leurs informations personnelles, et de consulter l'historique de leurs achats ou commandes.</text:p>
      <text:p text:style-name="Standard">- Module de paiement en ligne (si site e-commerce) : Intégration avec une ou plusieurs solutions de paiement (PayPal, Stripe, etc.).</text:p>
      <text:p text:style-name="Standard">- Multilingue : Possibilité de basculer entre plusieurs langues (français, anglais, etc.).</text:p>
      <text:p text:style-name="Standard">- SEO optimisé: Structure et contenu optimisés pour le référencement naturel.</text:p>
      <text:p text:style-name="Standard"/>
      <text:p text:style-name="Standard"/>
      <text:p text:style-name="Standard">3. Charte graphique</text:p>
      <text:p text:style-name="Standard"/>
      <text:p text:style-name="Standard">- Couleurs principales : [Couleurs spécifiques à l'identité visuelle du client].</text:p>
      <text:p text:style-name="Standard">- Polices de caractères: [Polices spécifiques à utiliser].</text:p>
      <text:p text:style-name="Standard">- Logo : Utilisation du logo de l'entreprise (à fournir par le client).</text:p>
      <text:p text:style-name="Standard">- Mise en page : Responsive design (adaptation aux différents supports : mobile, tablette, desktop).</text:p>
      <text:p text:style-name="Standard">- Images et illustrations : Utilisation d'images fournies par le client ou libres de droit.</text:p>
      <text:p text:style-name="Standard"/>
      <text:p text:style-name="Standard"/>
      <text:p text:style-name="Standard">4. Hébergement et nom de domaine</text:p>
      <text:p text:style-name="Standard"/>
      <text:p text:style-name="Standard">- Nom de domaine : Le client devra fournir le nom de domaine, ou il sera acheté dans le cadre du projet.</text:p>
      <text:p text:style-name="Standard">- Hébergement: [Définir l'hébergement souhaité, par exemple mutualisé, VPS, ou dédié].</text:p>
      <text:p text:style-name="Standard">- Certificat SSL : Mise en place d’un certificat de sécurité SSL pour garantir une navigation sécurisée.</text:p>
      <text:p text:style-name="Standard"><text:soft-page-break/></text:p>
      <text:p text:style-name="Standard"/>
      <text:p text:style-name="Standard">5. Maintenance et support</text:p>
      <text:p text:style-name="Standard"/>
      <text:p text:style-name="Standard">- Mises à jour : Garantir la mise à jour régulière du site (CMS, plugins, etc.).</text:p>
      <text:p text:style-name="Standard">- Support technique: Fournir une assistance technique post-livraison pendant une durée de [période à définir, par exemple 3 mois] pour corriger d'éventuels bugs ou ajustements mineurs.</text:p>
      <text:p text:style-name="Standard"/>
      <text:p text:style-name="Standard"/>
      <text:p text:style-name="Standard">6. Délai de réalisation</text:p>
      <text:p text:style-name="Standard"/>
      <text:p text:style-name="Standard">- Durée estimée : Le projet sera réalisé en [X semaines/mois], avec les étapes suivantes :</text:p>
      <text:p text:style-name="Standard"><text:s text:c="2"/>- Phase 1 : Analyse et conception (1 semaine)</text:p>
      <text:p text:style-name="Standard"><text:s text:c="2"/>- Phase 2 : Développement (X semaines)</text:p>
      <text:p text:style-name="Standard"><text:s text:c="2"/>- Phase 3 : Tests et validation (1 semaine)</text:p>
      <text:p text:style-name="Standard"><text:s text:c="2"/>- Phase 4 : Livraison (1 semaine)</text:p>
      <text:p text:style-name="Standard"/>
      <text:p text:style-name="Standard"/>
      <text:p text:style-name="Standard">7. Budget</text:p>
      <text:p text:style-name="Standard"/>
      <text:p text:style-name="Standard">- Coût estimé : [Insérer le coût total du projet].</text:p>
      <text:p text:style-name="Standard"><text:s text:c="2"/>- Acquisition du nom de domaine et hébergement : [Détail des coûts]</text:p>
      <text:p text:style-name="Standard"><text:s text:c="2"/>- Développement et design: [Détail des coûts]</text:p>
      <text:p text:style-name="Standard"><text:s text:c="2"/>- Maintenance annuelle: [Détail des coûts, si applicable]</text:p>
      <text:p text:style-name="Standard"/>
      <text:p text:style-name="Standard"/>
      <text:p text:style-name="Standard"><text:s/>Livrables</text:p>
      <text:p text:style-name="Standard"/>
      <text:p text:style-name="Standard">- Site web fonctionnel et accessible à l'adresse [Nom de domaine].</text:p>
      <text:p text:style-name="Standard">- Documentation technique : Guide pour l'administration du site et la mise à jour des contenus.</text:p>
      <text:p text:style-name="Standard">- Formation: Si nécessaire, une formation pour la gestion du CMS sera fournie au client.</text:p>
      <text:p text:style-name="Standard"/>
      <text:p text:style-name="Standard"/>
      <text:p text:style-name="Standard"/>
      <text:p text:style-name="Standard">9. Responsabilités des parties</text:p>
      <text:p text:style-name="Standard"/>
      <text:p text:style-name="Standard">- Client</text:p>
      <text:p text:style-name="Standard"><text:s text:c="2"/>- Fournir les informations et contenus nécessaires (textes, images, vidéos, etc.).</text:p>
      <text:p text:style-name="Standard"><text:s text:c="2"/>- Valider les étapes de conception, de développement et de tests.</text:p>
      <text:p text:style-name="Standard">- Prestataire :</text:p>
      <text:p text:style-name="Standard"><text:s text:c="2"/>- Développer le site selon les spécifications décrites.</text:p>
      <text:p text:style-name="Standard"><text:s text:c="2"/>- Assurer la qualité et les tests de toutes les fonctionnalités.</text:p>
      <text:p text:style-name="Standard"><text:s text:c="2"/>- Fournir un support technique après la livraison.</text:p>
      <text:p text:style-name="Standard"/>
      <text:p text:style-name="Standard"/>
      <text:p text:style-name="Standard">10. Conclusion</text:p>
      <text:p text:style-name="Standard"/>
      <text:p text:style-name="Standard">Ce cahier des charges vise à encadrer la réalisation du projet de manière claire et efficace, en définissant les besoins, les délais, et les responsabilités des deux parties. Le site devra être fonctionnel et conforme aux attentes exprimées à la livraison.</text:p>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3T15:05:53.422230361</meta:creation-date>
    <dc:date>2024-10-23T15:15:14.907631641</dc:date>
    <meta:editing-duration>PT9M23S</meta:editing-duration>
    <meta:editing-cycles>1</meta:editing-cycles>
    <meta:document-statistic meta:table-count="0" meta:image-count="0" meta:object-count="0" meta:page-count="2" meta:paragraph-count="60" meta:word-count="700" meta:character-count="4333" meta:non-whitespace-character-count="3668"/>
    <meta:generator>LibreOffice/7.3.7.2$Linux_X86_64 LibreOffice_project/30$Build-2</meta:generator>
  </office:meta>
</office:document-meta>
</file>